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En-tête" style:master-page-name="MP0" style:family="paragraph">
      <style:paragraph-properties fo:break-before="page"/>
    </style:style>
    <style:style style:name="P2" style:parent-style-name="En-tête" style:family="paragraph">
      <style:paragraph-properties fo:text-align="center"/>
      <style:text-properties fo:font-size="10pt" style:font-size-asian="10pt" style:font-size-complex="10pt"/>
    </style:style>
    <style:style style:name="P3" style:parent-style-name="Standard" style:family="paragraph">
      <style:paragraph-properties fo:break-before="page"/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-content" style:horizontal-pos="righ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Titre"><draw:frame draw:z-index="251658240" draw:id="id0" draw:style-name="a0" draw:name="Cadre1" text:anchor-type="paragraph" svg:x="0in" svg:y="4.28542in" svg:width="6.91667in" svg:height="0.19583in" style:rel-width="scale" style:rel-height="scale"><draw:text-box><text:p text:style-name="Titre">Travail n°1</text:p><text:p text:style-name="P2">MEUNIER Killian-MEUK08050003, LE MOAN Romain-LEMR, CARPENTIER Tom-CART290320000</text:p></draw:text-box><svg:title/><svg:desc/></draw:frame></text:p>
      <text:p text:style-name="P3"/>
      <text:p text:style-name="P4">On considère que une poussière et un bijou ne peuvent pas apparaître sur l’aspirateur .</text:p>
      <text:p text:style-name="P5"/>
      <text:p text:style-name="P6">Propriété d’un environnement :</text:p>
      <text:p text:style-name="P7">-Complètement observable : l’aspirateur connaît en tout temps son environnement et ou sont les<text:s/><text:tab/>poussières et les bijoux.</text:p>
      <text:p text:style-name="P8"/>
      <text:p text:style-name="P9">-Stochastique : lorsque l’aspirateur ce déplace il y a tant de pourcent de chance que une poussière ou un bijou apparaisse a une endroit aléatoire.</text:p>
      <text:p text:style-name="P10"/>
      <text:p text:style-name="P11">-Épisodique : l’aspirateur n’a pas besoins de raisonner sur le futur</text:p>
      <text:p text:style-name="P12"/>
      <text:p text:style-name="P13">-Dynamique</text:p>
      <text:p text:style-name="P14">-Discret</text:p>
      <text:p text:style-name="P15">-Agent</text:p>
      <text:p text:style-name="P16"/>
      <text:p text:style-name="P17">Propriété d’un agent :</text:p>
      <text:p text:style-name="P18">-Autonome </text:p>
      <text:p text:style-name="P19">-Habilité sociale : pour le moment il n’en a pas mais a l’avenir pourra discuter avec par exemple un<text:s/>maison connectée</text:p>
      <text:p text:style-name="P20">-Réaction : l’agent perçoit le manoir et agit en conséquence(déplacement, aspire, ramasse)</text:p>
      <text:p text:style-name="P21">-Pro-action :</text:p>
      <text:p text:style-name="P22"/>
      <text:p text:style-name="P23"/>
      <text:p text:style-name="P24"/>
      <text:p text:style-name="Standard">Agent Aspirateur:</text:p>
      <text:p text:style-name="Standard"> Mesure de performance : sécurité, vitesse, légalité, confort, profits, etc.</text:p>
      <text:p text:style-name="Standard"> Environnement : routes, autres<text:s/>autos, piétons, clients, etc.</text:p>
      <text:p text:style-name="Standard"> Effecteurs : volant, accélérateur, frein, clignotant, klaxon, etc.</text:p>
      <text:p text:style-name="Standard"> Capteurs : caméras, sonar, odomètre, indicateur de vitesse, capteurs du moteur, etc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illian Meunier</meta:initial-creator>
    <dc:creator>Killian Meunier</dc:creator>
    <meta:creation-date>2020-02-10T22:14:00Z</meta:creation-date>
    <dc:date>2020-02-10T22:14:00Z</dc:date>
    <meta:template xlink:href="Normal" xlink:type="simple"/>
    <meta:editing-cycles>2</meta:editing-cycles>
    <meta:editing-duration>PT120S</meta:editing-duration>
    <meta:document-statistic meta:page-count="2" meta:paragraph-count="2" meta:word-count="164" meta:character-count="1069" meta:row-count="7" meta:non-whitespace-character-count="907"/>
  </office:meta>
</office:document-meta>
</file>